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448FC0E999A8AF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773cm"/>
    </style:style>
    <style:style style:name="items.D" style:family="table-column">
      <style:table-column-properties style:column-width="1.704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Tableau1" style:family="table">
      <style:table-properties style:width="18.002cm" fo:break-before="page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-left="none" fo:border-right="none" fo:border-top="none" fo:border-bottom="1pt solid #21409a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.402cm" style:rel-column-width="5104*"/>
    </style:style>
    <style:style style:name="Tableau2.B" style:family="table-column">
      <style:table-column-properties style:column-width="5.798cm" style:rel-column-width="21106*"/>
    </style:style>
    <style:style style:name="Tableau2.C" style:family="table-column">
      <style:table-column-properties style:column-width="2.087cm" style:rel-column-width="7596*"/>
    </style:style>
    <style:style style:name="Tableau2.D" style:family="table-column">
      <style:table-column-properties style:column-width="4.921cm" style:rel-column-width="17915*"/>
    </style:style>
    <style:style style:name="Tableau2.E" style:family="table-column">
      <style:table-column-properties style:column-width="3.794cm" style:rel-column-width="13814*"/>
    </style:style>
    <style:style style:name="Tableau2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au2.E1" style:family="table-cell">
      <style:table-cell-properties fo:background-color="#eeeeee" fo:padding="0.097cm" fo:border="0.05pt solid #808080">
        <style:background-image/>
      </style:table-cell-properties>
    </style:style>
    <style:style style:name="Tableau2.A2" style:family="table-cell">
      <style:table-cell-properties fo:padding="0.097cm" fo:border-left="0.05pt solid #808080" fo:border-right="none" fo:border-top="none" fo:border-bottom="0.05pt solid #808080"/>
    </style:style>
    <style:style style:name="Tableau2.B2" style:family="table-cell">
      <style:table-cell-properties fo:padding="0.097cm" fo:border-left="0.05pt solid #808080" fo:border-right="none" fo:border-top="none" fo:border-bottom="0.05pt solid #808080"/>
    </style:style>
    <style:style style:name="Tableau2.C2" style:family="table-cell">
      <style:table-cell-properties fo:padding="0.097cm" fo:border-left="0.05pt solid #808080" fo:border-right="none" fo:border-top="none" fo:border-bottom="0.05pt solid #808080"/>
    </style:style>
    <style:style style:name="Tableau2.D2" style:family="table-cell">
      <style:table-cell-properties fo:padding="0.097cm" fo:border-left="0.05pt solid #808080" fo:border-right="none" fo:border-top="none" fo:border-bottom="0.05pt solid #808080"/>
    </style:style>
    <style:style style:name="Tableau2.E2" style:family="table-cell">
      <style:table-cell-properties fo:padding="0.097cm" fo:border-left="0.05pt solid #808080" fo:border-right="0.05pt solid #808080" fo:border-top="none" fo:border-bottom="0.05pt solid #808080"/>
    </style:style>
    <style:style style:name="bank-details" style:family="table">
      <style:table-properties style:width="18.002cm" table:align="margins" style:may-break-between-rows="false"/>
    </style:style>
    <style:style style:name="bank-details.A" style:family="table-column">
      <style:table-column-properties style:column-width="3.493cm" style:rel-column-width="12714*"/>
    </style:style>
    <style:style style:name="bank-details.B" style:family="table-column">
      <style:table-column-properties style:column-width="5.793cm" style:rel-column-width="21087*"/>
    </style:style>
    <style:style style:name="bank-details.C" style:family="table-column">
      <style:table-column-properties style:column-width="2.224cm" style:rel-column-width="8097*"/>
    </style:style>
    <style:style style:name="bank-details.D" style:family="table-column">
      <style:table-column-properties style:column-width="6.493cm" style:rel-column-width="23637*"/>
    </style:style>
    <style:style style:name="bank-details.1" style:family="table-row">
      <style:table-row-properties fo:keep-together="always"/>
    </style:style>
    <style:style style:name="bank-details.A1" style:family="table-cell">
      <style:table-cell-properties style:vertical-align="middle" fo:padding="0.097cm" fo:border-left="none" fo:border-right="none" fo:border-top="none" fo:border-bottom="1pt solid #2a6099"/>
    </style:style>
    <style:style style:name="bank-details.A2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text-properties officeooo:paragraph-rsid="0152171b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o1" fo:font-size="9pt" fo:font-weight="bold" officeooo:rsid="01c89d5e" officeooo:paragraph-rsid="017f6b82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bdeb22" officeooo:paragraph-rsid="017f6b8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bold" officeooo:rsid="01588342" officeooo:paragraph-rsid="017f6b8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bfe049" officeooo:paragraph-rsid="017f6b8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ato1" fo:font-size="9pt" fo:font-weight="normal" officeooo:rsid="015bd2b4" officeooo:paragraph-rsid="017f6b82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bold" officeooo:rsid="01bdeb22" officeooo:paragraph-rsid="017f6b82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ato1" fo:font-size="9pt" fo:font-style="normal" fo:font-weight="normal" officeooo:rsid="01bfe049" officeooo:paragraph-rsid="017f6b82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color="#000000" loext:opacity="100%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loext:opacity="100%" style:font-name="Lato1" fo:font-size="10pt" fo:font-weight="normal" officeooo:rsid="01fd9d86" officeooo:paragraph-rsid="01797a5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104ab43"/>
    </style:style>
    <style:style style:name="P16" style:family="paragraph" style:parent-style-name="Standard">
      <style:paragraph-properties fo:text-align="start" style:justify-single-word="false"/>
      <style:text-properties fo:color="#21409a" loext:opacity="100%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loext:opacity="100%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19" style:family="paragraph" style:parent-style-name="Standard">
      <style:text-properties officeooo:rsid="009f598c" officeooo:paragraph-rsid="0104ab43"/>
    </style:style>
    <style:style style:name="P20" style:family="paragraph" style:parent-style-name="Standard">
      <style:paragraph-properties fo:text-align="start" style:justify-single-word="false"/>
      <style:text-properties fo:color="#808080" loext:opacity="100%" officeooo:paragraph-rsid="01618ffe"/>
    </style:style>
    <style:style style:name="P21" style:family="paragraph" style:parent-style-name="Standard">
      <style:paragraph-properties fo:text-align="start" style:justify-single-word="false"/>
      <style:text-properties officeooo:paragraph-rsid="01618ffe"/>
    </style:style>
    <style:style style:name="P22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3" style:family="paragraph" style:parent-style-name="Standard">
      <style:paragraph-properties fo:text-align="end" style:justify-single-word="false"/>
      <style:text-properties officeooo:paragraph-rsid="01618ffe"/>
    </style:style>
    <style:style style:name="P24" style:family="paragraph" style:parent-style-name="Standard">
      <style:text-properties officeooo:paragraph-rsid="014cda28"/>
    </style:style>
    <style:style style:name="P25" style:family="paragraph" style:parent-style-name="Standard">
      <style:text-properties officeooo:paragraph-rsid="01618ffe"/>
    </style:style>
    <style:style style:name="P26" style:family="paragraph" style:parent-style-name="Standard">
      <style:text-properties officeooo:paragraph-rsid="017f6b82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officeooo:paragraph-rsid="0104ab43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font-name="Lato1" fo:font-size="12pt" fo:font-weight="bold" officeooo:rsid="017bc5e3" officeooo:paragraph-rsid="017f6b82" style:font-size-asian="12pt" style:font-weight-asian="bold" style:font-size-complex="12pt" style:font-weight-complex="bold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8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9" style:family="paragraph" style:parent-style-name="Table_20_Heading">
      <style:text-properties style:font-name="Lato1" officeooo:rsid="0157ccff" officeooo:paragraph-rsid="0157ccff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loext:opacity="100%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loext:opacity="100%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loext:opacity="100%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loext:opacity="100%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loext:opacity="100%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T18" style:family="text">
      <style:text-properties officeooo:rsid="01798aa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 table:style-name="TableLine94378517139712">
          <table:table-cell table:style-name="infos.A1" office:value-type="string">
            <text:p text:style-name="P49"><draw:frame draw:style-name="fr1" draw:name="company_logo" text:anchor-type="paragraph" svg:width="2.101cm" svg:height="2.101cm" draw:z-index="0"><draw:image xlink:href="Pictures/100000000000000100000001448FC0E999A8AF63.png" xlink:type="simple" xlink:show="embed" xlink:actuate="onLoad" draw:mime-type="image/png"/></draw:frame>[COMPANY_ADDRESS]</text:p>
          </table:table-cell>
          <table:table-cell table:style-name="infos.A1" table:number-rows-spanned="5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45">[RECEIVER_ADDRESS]</text:p>
          </table:table-cell>
        </table:table-row>
        <table:table-row table:style-name="TableLine94378517393360">
          <table:table-cell table:style-name="infos.A1" office:value-type="string">
            <text:p text:style-name="P48">[COMPANY_PHONE]</text:p>
          </table:table-cell>
          <table:covered-table-cell/>
        </table:table-row>
        <table:table-row table:style-name="TableLine94378517393776">
          <table:table-cell table:style-name="infos.A1" office:value-type="string">
            <text:p text:style-name="P46">[COMPANY_EMAIL]</text:p>
          </table:table-cell>
          <table:covered-table-cell/>
        </table:table-row>
        <table:table-row table:style-name="TableLine94378517394448">
          <table:table-cell table:style-name="infos.A1" office:value-type="string">
            <text:p text:style-name="P47">[COMPANY_WEBSITE]</text:p>
          </table:table-cell>
          <table:covered-table-cell/>
        </table:table-row>
        <table:table-row table:style-name="TableLine94378517395392">
          <table:table-cell table:style-name="infos.A1" office:value-type="string">
            <text:p text:style-name="P30"/>
          </table:table-cell>
          <table:covered-table-cell/>
        </table:table-row>
      </table:table>
      <text:p text:style-name="P24"/>
      <table:table table:name="title" table:style-name="title">
        <table:table-column table:style-name="title.A"/>
        <table:table-column table:style-name="title.B"/>
        <table:table-column table:style-name="title.C"/>
        <table:table-row table:style-name="TableLine94378517325872">
          <table:table-cell table:style-name="title.A1" office:value-type="string">
            <text:p text:style-name="P16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7">[ABORTED]</text:p>
            </text:section>
            <text:p text:style-name="P16"/>
          </table:table-cell>
          <table:table-cell table:style-name="title.A1" office:value-type="string">
            <text:p text:style-name="P10">[DATE]</text:p>
          </table:table-cell>
        </table:table-row>
      </table:table>
      <text:p text:style-name="P11"/>
      <text:section text:style-name="Sect1" text:name="section-description">
        <text:p text:style-name="P12">[DESCRIPTION]</text:p>
        <text:p text:style-name="P12"/>
      </text:section>
      <text:p text:style-name="P11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56">Code</text:p>
            </table:table-cell>
            <table:table-cell table:style-name="items.A1" office:value-type="string">
              <text:p text:style-name="P56">Désignation</text:p>
            </table:table-cell>
            <table:table-cell table:style-name="items.A1" office:value-type="string">
              <text:p text:style-name="P55">Qté</text:p>
            </table:table-cell>
            <table:table-cell table:style-name="items.A1" office:value-type="string">
              <text:p text:style-name="P57">PU HT</text:p>
            </table:table-cell>
            <table:table-cell table:style-name="items.A1" office:value-type="string">
              <text:p text:style-name="P57">Remise <text:span text:style-name="T18">(%)</text:span></text:p>
            </table:table-cell>
            <table:table-cell table:style-name="items.A1" office:value-type="string">
              <text:p text:style-name="P57">Montant</text:p>
              <text:p text:style-name="P57">HT</text:p>
            </table:table-cell>
            <table:table-cell table:style-name="items.A1" office:value-type="string">
              <text:p text:style-name="P55"><text:span text:style-name="T3">Montant</text:span> <text:span text:style-name="T3">TVA</text:span></text:p>
            </table:table-cell>
            <table:table-cell table:style-name="items.A1" office:value-type="string">
              <text:p text:style-name="P57">Taux</text:p>
              <text:p text:style-name="P57">TVA</text:p>
            </table:table-cell>
            <table:table-cell table:style-name="items.I1" office:value-type="string">
              <text:p text:style-name="P58">Montant</text:p>
              <text:p text:style-name="P58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35">[CODE]</text:p>
          </table:table-cell>
          <table:table-cell table:style-name="items.B2" office:value-type="string">
            <text:p text:style-name="P32">[VARIANT]</text:p>
          </table:table-cell>
          <table:table-cell table:style-name="items.C2" office:value-type="string">
            <text:p text:style-name="P32">[QUANTITY]</text:p>
          </table:table-cell>
          <table:table-cell table:style-name="items.D2" office:value-type="string">
            <text:p text:style-name="P34">[UNIT_PRETAX_AMOUNT]</text:p>
          </table:table-cell>
          <table:table-cell table:style-name="items.E2" office:value-type="string">
            <text:p text:style-name="P36">[DISCOUNT]</text:p>
          </table:table-cell>
          <table:table-cell table:style-name="items.F2" office:value-type="string">
            <text:p text:style-name="P33">[PRETAX_AMOUNT]</text:p>
          </table:table-cell>
          <table:table-cell table:style-name="items.G2" office:value-type="string">
            <text:p text:style-name="P38">[VAT_AMOUNT]</text:p>
          </table:table-cell>
          <table:table-cell table:style-name="items.H2" office:value-type="string">
            <text:p text:style-name="P37">[VAT_RATE]</text:p>
          </table:table-cell>
          <table:table-cell table:style-name="items.I2" office:value-type="string">
            <text:p text:style-name="P39">[AMOUNT]</text:p>
          </table:table-cell>
        </table:table-row>
      </table:table>
      <text:p text:style-name="P18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2">Ce devis et ses conditions générales sont valables jusqu’au </text:span><text:span text:style-name="T13">[EXPIRED_AT]</text:span></text:p>
            </text:section>
            <text:p text:style-name="P14"/>
          </table:table-cell>
          <table:table-cell table:style-name="totals.B1" office:value-type="string">
            <text:p text:style-name="P20"><text:s/><text:span text:style-name="T11">Total HT</text:span></text:p>
          </table:table-cell>
          <table:table-cell table:style-name="totals.C1" office:value-type="string">
            <text:p text:style-name="P23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1"><text:s/><text:span text:style-name="T8">Total TV</text:span><text:span text:style-name="T9">A</text:span></text:p>
          </table:table-cell>
          <table:table-cell table:style-name="totals.C2" office:value-type="string">
            <text:p text:style-name="P23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1"><text:s/><text:span text:style-name="T10">Total TTC</text:span></text:p>
          </table:table-cell>
          <table:table-cell table:style-name="totals.C3" office:value-type="string">
            <text:p text:style-name="P23"><text:s/><text:span text:style-name="T17">[TOTAL]</text:span><text:span text:style-name="T4"> </text:span><text:span text:style-name="T7">€</text:span></text:p>
          </table:table-cell>
        </table:table-row>
      </table:table>
      <text:p text:style-name="P25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2"/>
              <text:p text:style-name="P22">Veuillez apposer la mention</text:p>
              <text:p text:style-name="P22">« Bon pour accord », dater</text:p>
              <text:p text:style-name="P22">et signer.</text:p>
              <text:p text:style-name="P15"/>
            </table:table-cell>
            <table:table-cell table:style-name="signature.B1" office:value-type="string">
              <text:p text:style-name="P53"/>
            </table:table-cell>
          </table:table-row>
        </table:table>
        <text:p text:style-name="P19"/>
      </text:section>
      <text:section text:style-name="Sect2" text:name="Section-parcels">
        <table:table table:name="Tableau1" table:style-name="Tableau1">
          <table:table-column table:style-name="Tableau1.A"/>
          <table:table-row table:style-name="TableLine94378506203872">
            <table:table-cell table:style-name="Tableau1.A1" office:value-type="string">
              <text:p text:style-name="P50">Col<text:span text:style-name="T14">is</text:span></text:p>
            </table:table-cell>
          </table:table-row>
        </table:table>
        <text:p text:style-name="P1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header-rows>
            <table:table-row table:style-name="TableLine94378506209952">
              <table:table-cell table:style-name="Tableau2.A1" office:value-type="string">
                <text:p text:style-name="P59">Code</text:p>
              </table:table-cell>
              <table:table-cell table:style-name="Tableau2.A1" office:value-type="string">
                <text:p text:style-name="P56">Désignation</text:p>
              </table:table-cell>
              <table:table-cell table:style-name="Tableau2.A1" office:value-type="string">
                <text:p text:style-name="P55">Qté</text:p>
              </table:table-cell>
              <table:table-cell table:style-name="Tableau2.A1" office:value-type="string">
                <text:p text:style-name="P51">Numéro du colis</text:p>
              </table:table-cell>
              <table:table-cell table:style-name="Tableau2.E1" office:value-type="string">
                <text:p text:style-name="P52">Planifié le</text:p>
              </table:table-cell>
            </table:table-row>
          </table:table-header-rows>
          <table:table-row table:style-name="TableLine94378506223952">
            <table:table-cell table:style-name="Tableau2.A2" office:value-type="string">
              <text:p text:style-name="P40">[PARCEL_CODE]</text:p>
            </table:table-cell>
            <table:table-cell table:style-name="Tableau2.B2" office:value-type="string">
              <text:p text:style-name="P41">[PARCEL_VARIANT]</text:p>
            </table:table-cell>
            <table:table-cell table:style-name="Tableau2.C2" office:value-type="string">
              <text:p text:style-name="P42">[PARCEL_QUANTITY]</text:p>
            </table:table-cell>
            <table:table-cell table:style-name="Tableau2.D2" office:value-type="string">
              <text:p text:style-name="P43">[PARCEL_NUMBER]</text:p>
            </table:table-cell>
            <table:table-cell table:style-name="Tableau2.E2" office:value-type="string">
              <text:p text:style-name="P44">[PLANNED_AT]</text:p>
            </table:table-cell>
          </table:table-row>
        </table:table>
        <text:p text:style-name="Standard"/>
      </text:section>
      <text:p text:style-name="P26"/>
      <table:table table:name="bank-details" table:style-name="bank-details">
        <table:table-column table:style-name="bank-details.A"/>
        <table:table-column table:style-name="bank-details.B"/>
        <table:table-column table:style-name="bank-details.C"/>
        <table:table-column table:style-name="bank-details.D"/>
        <table:table-row table:style-name="bank-details.1">
          <table:table-cell table:style-name="bank-details.A1" table:number-columns-spanned="4" office:value-type="string">
            <text:p text:style-name="P54">Coordonnées bancaires</text:p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office:value-type="string">
            <text:p text:style-name="P4">Titulaire du compte : </text:p>
          </table:table-cell>
          <table:table-cell table:style-name="bank-details.A2" office:value-type="string">
            <text:p text:style-name="P6">[ACCOUNT_HOLDER_NAME]</text:p>
          </table:table-cell>
          <table:table-cell table:style-name="bank-details.A2" office:value-type="string">
            <text:p text:style-name="P8">BIC/SWIF :</text:p>
          </table:table-cell>
          <table:table-cell table:style-name="bank-details.A2" office:value-type="string">
            <text:p text:style-name="P9">[BANK_IDENTIFIER_CODE]</text:p>
          </table:table-cell>
        </table:table-row>
        <table:table-row table:style-name="bank-details.1">
          <table:table-cell table:style-name="bank-details.A2" office:value-type="string">
            <text:p text:style-name="P5">Banque :</text:p>
          </table:table-cell>
          <table:table-cell table:style-name="bank-details.A2" office:value-type="string">
            <text:p text:style-name="P7">[BANK_NAME]</text:p>
          </table:table-cell>
          <table:table-cell table:style-name="bank-details.A2" office:value-type="string">
            <text:p text:style-name="P8">IBAN :</text:p>
          </table:table-cell>
          <table:table-cell table:style-name="bank-details.A2" office:value-type="string">
            <text:p text:style-name="P9">[IBAN]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par_20_défaut_20_2" style:display-name="Style par défaut 2" style:family="paragraph" style:parent-style-name="Standard">
      <style:paragraph-properties fo:text-align="start" style:justify-single-word="false"/>
      <style:text-properties officeooo:rsid="009f598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2.584cm" style:rel-column-width="45810*"/>
    </style:style>
    <style:style style:name="footer.C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Standard">
      <style:text-properties officeooo:paragraph-rsid="0152171b"/>
    </style:style>
    <style:style style:name="MP3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378517006736">
            <table:table-cell table:style-name="footer.A1" office:value-type="string">
              <text:p text:style-name="MP3">[DATE]</text:p>
            </table:table-cell>
            <table:table-cell table:style-name="footer.A1" office:value-type="string">
              <text:p text:style-name="MP4">[FOOTER]</text:p>
            </table:table-cell>
            <table:table-cell table:style-name="footer.A1" office:value-type="string">
              <text:p text:style-name="MP5"><text:page-number text:select-page="current">2</text:page-number>/<text:page-count>2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JOULIN</meta:initial-creator>
    <meta:creation-date>2017-12-14T14:28:48.263566269</meta:creation-date>
    <meta:generator>LibreOffice/7.1.1.2$Linux_X86_64 LibreOffice_project/10$Build-2</meta:generator>
    <dc:date>2021-03-22T14:46:05.378525271</dc:date>
    <meta:editing-duration>PT20H45M22S</meta:editing-duration>
    <meta:editing-cycles>344</meta:editing-cycles>
    <meta:document-statistic meta:table-count="9" meta:image-count="1" meta:object-count="0" meta:page-count="2" meta:paragraph-count="63" meta:word-count="102" meta:character-count="778" meta:non-whitespace-character-count="731"/>
  </office:meta>
</office:document-meta>
</file>